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66in"/>
    </style:style>
    <style:style style:name="co3" style:family="table-column">
      <style:table-column-properties fo:break-before="auto" style:column-width="2.2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ihenklemmen Sensoren</text:p>
          </table:table-cell>
          <table:table-cell table:number-columns-repeated="3"/>
          <table:table-cell office:value-type="string" calcext:value-type="string">
            <text:p>sensors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NodeMCU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NodeMCU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Relaisbo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Relaisboard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AnalogOutputBoar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AnalogOutputBoar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AnalogInputBoar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AnalogInputBoar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Raumtemperatur&amp;feuch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Raumtemperatur&amp;feuch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Raumhelligkei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Raumhelligkei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Bodenfeuchte oben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Bodenfeuchte obe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Bodenfeuchte mit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Bodenfeuchte mit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Bodenfeuchte unte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Bodenfeuchte unten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Bodentemperatur oben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Bodentemperatur oben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Bodentemperatur mit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Bodentemperatur mit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Bodentemperatur unten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Bodentemperatur unten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d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AnalogOutputBoard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AnalogOutputBoard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Raumtemperatur&amp;feucht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DL</text:p>
          </table:table-cell>
          <table:table-cell office:value-type="string" calcext:value-type="string">
            <text:p>Raumtemperatur&amp;feucht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Raumhelligkei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DL</text:p>
          </table:table-cell>
          <table:table-cell office:value-type="string" calcext:value-type="string">
            <text:p>Raumhelligkei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AnalogOutputBoard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DL</text:p>
          </table:table-cell>
          <table:table-cell office:value-type="string" calcext:value-type="string">
            <text:p>AnalogOutputBoard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AnalogInputBoard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DL</text:p>
          </table:table-cell>
          <table:table-cell office:value-type="string" calcext:value-type="string">
            <text:p>AnalogInputBoard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nalogInputBoard</text:p>
          </table:table-cell>
          <table:table-cell office:value-type="string" calcext:value-type="string">
            <text:p>Bodenfeuchte oben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nalogInputBoard</text:p>
          </table:table-cell>
          <table:table-cell office:value-type="string" calcext:value-type="string">
            <text:p>Bodenfeuchte mitt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nalogInputBoard</text:p>
          </table:table-cell>
          <table:table-cell office:value-type="string" calcext:value-type="string">
            <text:p>Bodenfeuchte unten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newire</text:p>
          </table:table-cell>
          <table:table-cell office:value-type="string" calcext:value-type="string">
            <text:p>Bodentemperatur oben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newire</text:p>
          </table:table-cell>
          <table:table-cell office:value-type="string" calcext:value-type="string">
            <text:p>Bodentemperatur mitte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newire</text:p>
          </table:table-cell>
          <table:table-cell office:value-type="string" calcext:value-type="string">
            <text:p>Bodentemperatur unten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/10V AnalogOutputBoard</text:p>
          </table:table-cell>
          <table:table-cell office:value-type="string" calcext:value-type="string">
            <text:p>Lampe oben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d AnalogOutputBoard</text:p>
          </table:table-cell>
          <table:table-cell office:value-type="string" calcext:value-type="string">
            <text:p>Lampe oben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/10V AnalogOutputBoard</text:p>
          </table:table-cell>
          <table:table-cell office:value-type="string" calcext:value-type="string">
            <text:p>Lampe mitte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d AnalogOutputBoard</text:p>
          </table:table-cell>
          <table:table-cell office:value-type="string" calcext:value-type="string">
            <text:p>Lampe mitte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/10V AnalogOutputBoard</text:p>
          </table:table-cell>
          <table:table-cell office:value-type="string" calcext:value-type="string">
            <text:p>Lampe unten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rd AnalogOutputBoard</text:p>
          </table:table-cell>
          <table:table-cell office:value-type="string" calcext:value-type="string">
            <text:p>Lampe unten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16:10:36.191089902</meta:creation-date>
    <dc:date>2025-08-02T21:26:24.176567997</dc:date>
    <meta:editing-duration>PT5H15M30S</meta:editing-duration>
    <meta:editing-cycles>5</meta:editing-cycles>
    <meta:generator>LibreOffice/7.4.7.2$Linux_X86_64 LibreOffice_project/40$Build-2</meta:generator>
    <meta:document-statistic meta:table-count="1" meta:cell-count="179" meta:object-count="0"/>
  </office:meta>
</office:document-meta>
</file>